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svg+xml" manifest:full-path="Pictures/10000F0A000018C800002636EA935179.svg"/>
  <manifest:file-entry manifest:media-type="image/png" manifest:full-path="Pictures/1000020100000110000001A490534865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svg:stroke-width="0.102cm" svg:stroke-color="#0066cc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dash" draw:stroke-dash="Fine_20_Dashed" svg:stroke-width="0.102cm" svg:stroke-color="#c5000b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dash" draw:stroke-dash="Fine_20_Dashed" svg:stroke-width="0.102cm" svg:stroke-color="#579d1c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" svg:stroke-width="0.102cm" svg:stroke-color="#c5000b" draw:marker-start-width="0.352cm" draw:marker-end="Arrowheads_20_2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102cm" svg:stroke-color="#0066cc" draw:marker-start-width="0.352cm" draw:marker-end="Arrowheads_20_2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568cm"/>
    </style:style>
    <style:style style:name="gr9" style:family="graphic" style:parent-style-name="objectwithoutfill">
      <style:graphic-properties draw:stroke="dash" draw:stroke-dash="Fine_20_Dashed" svg:stroke-width="0.102cm" svg:stroke-color="#c5000b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02cm" svg:stroke-color="#0066cc" draw:marker-start-width="0.352cm" draw:marker-end-width="0.352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Fine_20_Dashed" svg:stroke-width="0.102cm" svg:stroke-color="#579d1c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draw:stroke="dash" draw:stroke-dash="Fine_20_Dashed" svg:stroke-width="0.102cm" svg:stroke-color="#579d1c" draw:marker-start-width="0.352cm" draw:marker-end="Arrowheads_20_2" draw:marker-end-width="0.452cm" draw:fill="none" draw:textarea-vertical-align="middle" fo:padding-top="0.175cm" fo:padding-bottom="0.175cm" fo:padding-left="0.3cm" fo:padding-right="0.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aecf00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ffd320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102cm" svg:stroke-color="#000000" draw:marker-start-width="0.352cm" draw:marker-end-width="0.352cm" draw:fill="solid" draw:fill-color="#ffffcc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000000" draw:marker-start-width="0.352cm" draw:marker-end-width="0.352cm" draw:fill="solid" draw:fill-color="#ccffff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ff99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99cm"/>
    </style:style>
    <style:style style:name="gr20" style:family="graphic" style:parent-style-name="standard">
      <style:graphic-properties svg:stroke-width="0.051cm" svg:stroke-color="#000000" draw:marker-start-width="0.276cm" draw:marker-end-width="0.276cm" draw:fill="solid" draw:fill-color="#c8ffc8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ffcc99" draw:fill="solid" draw:fill-color="#ffc78f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cm"/>
    </style:style>
    <style:style style:name="gr23" style:family="graphic" style:parent-style-name="standard">
      <style:graphic-properties svg:stroke-width="0.102cm" svg:stroke-color="#000000" draw:marker-start-width="0.352cm" draw:marker-end-width="0.352cm" draw:fill="solid" draw:fill-color="#d0d0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family="NanumGothic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text-align="center"/>
      <style:text-properties fo:font-size="23pt" style:font-size-asian="23pt" style:font-size-complex="23pt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fo:font-size="28pt" fo:font-weight="bold" style:font-size-asian="28pt" style:font-weight-asian="bold" style:font-size-complex="28pt" style:font-weight-complex="bold"/>
    </style:style>
    <style:style style:name="P10" style:family="paragraph"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family="NanumGothic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3pt" style:font-size-asian="23pt" style:font-size-complex="23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'Nimbus Sans L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5.616cm" svg:y1="11.014cm" svg:x2="25.616cm" svg:y2="14.57cm">
          <text:p/>
        </draw:line>
        <draw:line draw:style-name="gr1" draw:text-style-name="P1" draw:layer="layout" svg:x1="14.694cm" svg:y1="13.846cm" svg:x2="18.758cm" svg:y2="16.491cm">
          <text:p/>
        </draw:line>
        <draw:rect draw:style-name="gr2" draw:text-style-name="P1" draw:layer="layout" svg:width="20.32cm" svg:height="6.35cm" svg:x="9.46cm" svg:y="9.398cm">
          <text:p/>
        </draw:rect>
        <draw:line draw:style-name="gr1" draw:text-style-name="P1" draw:layer="layout" svg:x1="11.772cm" svg:y1="7.218cm" svg:x2="13.25cm" svg:y2="9.982cm">
          <text:p/>
        </draw:line>
        <draw:line draw:style-name="gr1" draw:text-style-name="P1" draw:layer="layout" svg:x1="18.21cm" svg:y1="7.204cm" svg:x2="13.25cm" svg:y2="9.982cm">
          <text:p/>
        </draw:line>
        <draw:line draw:style-name="gr1" draw:text-style-name="P1" draw:layer="layout" svg:x1="12.842cm" svg:y1="11.306cm" svg:x2="23.076cm" svg:y2="13.808cm">
          <text:p/>
        </draw:line>
        <draw:line draw:style-name="gr1" draw:text-style-name="P1" draw:layer="layout" svg:x1="24.21cm" svg:y1="11.306cm" svg:x2="16.218cm" svg:y2="14.062cm">
          <text:p/>
        </draw:line>
        <draw:line draw:style-name="gr1" draw:text-style-name="P1" draw:layer="layout" svg:x1="25.362cm" svg:y1="14.062cm" svg:x2="21.595cm" svg:y2="16.207cm">
          <text:p/>
        </draw:line>
        <draw:line draw:style-name="gr1" draw:text-style-name="P1" draw:layer="layout" svg:x1="13.35cm" svg:y1="11.052cm" svg:x2="13.678cm" svg:y2="14.062cm">
          <text:p/>
        </draw:line>
        <draw:line draw:style-name="gr1" draw:text-style-name="P1" draw:layer="layout" svg:x1="26.338cm" svg:y1="6.95cm" svg:x2="24.854cm" svg:y2="9.998cm">
          <text:p/>
        </draw:line>
        <draw:rect draw:style-name="gr3" draw:text-style-name="P1" draw:layer="layout" svg:width="20.32cm" svg:height="4.343cm" svg:x="9.406cm" svg:y="4.518cm">
          <text:p/>
        </draw:rect>
        <draw:rect draw:style-name="gr4" draw:text-style-name="P1" draw:layer="layout" svg:width="21.336cm" svg:height="3.608cm" svg:x="8.366cm" svg:y="0.508cm">
          <text:p/>
        </draw:rect>
        <draw:line draw:style-name="gr5" draw:text-style-name="P1" draw:layer="layout" svg:x1="2.852cm" svg:y1="6.353cm" svg:x2="2.852cm" svg:y2="13.808cm">
          <text:p/>
        </draw:line>
        <draw:line draw:style-name="gr6" draw:text-style-name="P1" draw:layer="layout" svg:x1="3.617cm" svg:y1="12.084cm" svg:x2="3.617cm" svg:y2="13.862cm">
          <text:p/>
        </draw:line>
        <draw:frame draw:style-name="gr7" draw:text-style-name="P2" draw:layer="layout" svg:width="5.908cm" svg:height="2.301cm" svg:x="3.714cm" svg:y="9.759cm">
          <draw:text-box>
            <text:p><text:span text:style-name="T1">Network </text:span></text:p>
            <text:p><text:span text:style-name="T1">Dependency </text:span></text:p>
          </draw:text-box>
        </draw:frame>
        <draw:frame draw:style-name="gr7" draw:text-style-name="P2" draw:layer="layout" svg:width="5.65cm" svg:height="2.301cm" svg:x="3.224cm" svg:y="4.04cm">
          <draw:text-box>
            <text:p><text:span text:style-name="T1">Hardware</text:span></text:p>
            <text:p><text:span text:style-name="T1">Dependency</text:span></text:p>
          </draw:text-box>
        </draw:frame>
        <draw:frame draw:style-name="gr8" draw:text-style-name="P2" draw:layer="layout" svg:width="10.068cm" svg:height="2.301cm" svg:x="1.608cm" svg:y="0.5cm">
          <draw:text-box>
            <text:p><text:span text:style-name="T1">Software </text:span></text:p>
            <text:p><text:span text:style-name="T1">Dependency</text:span></text:p>
          </draw:text-box>
        </draw:frame>
        <draw:line draw:style-name="gr9" draw:text-style-name="P1" draw:layer="layout" svg:x1="3.352cm" svg:y1="6.341cm" svg:x2="8.903cm" svg:y2="6.341cm">
          <text:p/>
        </draw:line>
        <draw:line draw:style-name="gr10" draw:text-style-name="P1" draw:layer="layout" svg:x1="9.338cm" svg:y1="12.059cm" svg:x2="3.656cm" svg:y2="12.059cm">
          <text:p/>
        </draw:line>
        <draw:line draw:style-name="gr11" draw:text-style-name="P1" draw:layer="layout" svg:x1="1.87cm" svg:y1="2.856cm" svg:x2="8.242cm" svg:y2="2.856cm">
          <text:p/>
        </draw:line>
        <draw:line draw:style-name="gr12" draw:text-style-name="P1" draw:layer="layout" svg:x1="1.833cm" svg:y1="2.824cm" svg:x2="1.832cm" svg:y2="13.808cm">
          <text:p/>
        </draw:line>
        <draw:frame draw:style-name="gr13" draw:text-style-name="P1" draw:layer="layout" svg:width="2.21cm" svg:height="2.845cm" svg:x="9.797cm" svg:y="4.734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rect draw:style-name="gr14" draw:text-style-name="P3" draw:layer="layout" svg:width="2.136cm" svg:height="1.046cm" svg:x="11.31cm" svg:y="5.072cm">
          <text:p text:style-name="P1"><text:span text:style-name="T2">CPU1</text:span></text:p>
        </draw:rect>
        <draw:rect draw:style-name="gr15" draw:text-style-name="P3" draw:layer="layout" svg:width="2.134cm" svg:height="1.041cm" svg:x="11.31cm" svg:y="6.28cm">
          <text:p text:style-name="P1"><text:span text:style-name="T2">Disk1</text:span></text:p>
        </draw:rect>
        <draw:frame draw:style-name="gr13" draw:text-style-name="P1" draw:layer="layout" svg:width="2.21cm" svg:height="2.845cm" svg:x="17.782cm" svg:y="4.734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frame draw:style-name="gr13" draw:text-style-name="P1" draw:layer="layout" svg:width="2.21cm" svg:height="2.845cm" svg:x="25.275cm" svg:y="4.734cm">
          <draw:image xlink:href="Pictures/1000020100000110000001A490534865.png" xlink:type="simple" xlink:show="embed" xlink:actuate="onLoad"/>
          <draw:image xlink:href="Pictures/10000F0A000018C800002636EA935179.svg" xlink:type="simple" xlink:show="embed" xlink:actuate="onLoad">
            <text:p/>
          </draw:image>
          <svg:title>Layer 1</svg:title>
        </draw:frame>
        <draw:custom-shape draw:style-name="gr16" draw:text-style-name="P4" draw:layer="layout" svg:width="6.096cm" svg:height="2.162cm" svg:x="10.122cm" svg:y="9.798cm">
          <text:p text:style-name="P1"><text:span text:style-name="T3">ToR Switch1</text:span></text:p>
          <text:p text:style-name="P1"><text:span text:style-name="T3">(ToR1)</text:span></text:p>
          <draw:enhanced-geometry svg:viewBox="0 0 21600 21600" draw:path-stretchpoint-x="10800" draw:path-stretchpoint-y="10800" draw:text-areas="?f3 ?f4 ?f5 ?f6" draw:type="round-rectangle" draw:modifiers="7187.858347386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4" draw:layer="layout" svg:width="6.438cm" svg:height="2.456cm" svg:x="10.738cm" svg:y="12.522cm">
          <text:p text:style-name="P1"><text:span text:style-name="T3">Core Router1</text:span></text:p>
          <text:p text:style-name="P1"><text:span text:style-name="T3">(Core1)</text:span></text:p>
          <draw:enhanced-geometry svg:viewBox="0 0 21600 21600" draw:path-stretchpoint-x="10800" draw:path-stretchpoint-y="10800" draw:text-areas="?f3 ?f4 ?f5 ?f6" draw:type="round-rectangle" draw:modifiers="7187.858347386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8" draw:text-style-name="P5" draw:layer="layout" svg:width="5.904cm" svg:height="1.139cm" svg:x="8.766cm" svg:y="0.91cm">
          <text:p text:style-name="P1"><text:span text:style-name="T4">Query Engine1</text:span></text:p>
        </draw:rect>
        <draw:custom-shape draw:style-name="gr17" draw:text-style-name="P4" draw:layer="layout" svg:width="6.438cm" svg:height="2.456cm" svg:x="22.239cm" svg:y="12.523cm">
          <text:p text:style-name="P1"><text:span text:style-name="T3">Core Router2</text:span></text:p>
          <text:p text:style-name="P1"><text:span text:style-name="T3">(Core2)</text:span></text:p>
          <draw:enhanced-geometry svg:viewBox="0 0 21600 21600" draw:path-stretchpoint-x="10800" draw:path-stretchpoint-y="10800" draw:text-areas="?f3 ?f4 ?f5 ?f6" draw:type="round-rectangle" draw:modifiers="7187.858347386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6.096cm" svg:height="2.162cm" svg:x="22.322cm" svg:y="9.799cm">
          <text:p text:style-name="P1"><text:span text:style-name="T3">ToR Switch2</text:span></text:p>
          <text:p text:style-name="P1"><text:span text:style-name="T3">(ToR2)</text:span></text:p>
          <draw:enhanced-geometry svg:viewBox="0 0 21600 21600" draw:path-stretchpoint-x="10800" draw:path-stretchpoint-y="10800" draw:text-areas="?f3 ?f4 ?f5 ?f6" draw:type="round-rectangle" draw:modifiers="7187.858347386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6" draw:layer="layout" svg:width="1.93cm" svg:height="1.195cm" svg:x="26.726cm" svg:y="7.38cm">
          <draw:text-box>
            <text:p text:style-name="P1"><text:span text:style-name="T5">S3</text:span></text:p>
          </draw:text-box>
        </draw:frame>
        <draw:frame draw:style-name="gr19" draw:text-style-name="P6" draw:layer="layout" svg:width="1.93cm" svg:height="1.195cm" svg:x="17.726cm" svg:y="7.581cm">
          <draw:text-box>
            <text:p text:style-name="P1"><text:span text:style-name="T5">S2</text:span></text:p>
          </draw:text-box>
        </draw:frame>
        <draw:frame draw:style-name="gr19" draw:text-style-name="P6" draw:layer="layout" svg:width="1.93cm" svg:height="1.195cm" svg:x="9.626cm" svg:y="7.581cm">
          <draw:text-box>
            <text:p text:style-name="P1"><text:span text:style-name="T5">S1</text:span></text:p>
          </draw:text-box>
        </draw:frame>
        <draw:rect draw:style-name="gr18" draw:text-style-name="P5" draw:layer="layout" svg:width="5.893cm" svg:height="1.143cm" svg:x="16.166cm" svg:y="0.911cm">
          <text:p text:style-name="P1"><text:span text:style-name="T4">Query Engine2</text:span></text:p>
        </draw:rect>
        <draw:rect draw:style-name="gr18" draw:text-style-name="P5" draw:layer="layout" svg:width="5.893cm" svg:height="1.143cm" svg:x="23.466cm" svg:y="0.912cm">
          <text:p text:style-name="P1"><text:span text:style-name="T4">Query Engine3</text:span></text:p>
        </draw:rect>
        <draw:rect draw:style-name="gr20" draw:text-style-name="P8" draw:layer="layout" svg:width="5.893cm" svg:height="1.143cm" svg:x="8.755cm" svg:y="2.521cm">
          <text:p text:style-name="P7"><text:span text:style-name="T6">Riak1</text:span></text:p>
        </draw:rect>
        <draw:rect draw:style-name="gr20" draw:text-style-name="P8" draw:layer="layout" svg:width="5.893cm" svg:height="1.143cm" svg:x="16.156cm" svg:y="2.522cm">
          <text:p text:style-name="P7"><text:span text:style-name="T6">Riak2</text:span></text:p>
        </draw:rect>
        <draw:rect draw:style-name="gr20" draw:text-style-name="P8" draw:layer="layout" svg:width="5.893cm" svg:height="1.143cm" svg:x="23.457cm" svg:y="2.523cm">
          <text:p text:style-name="P7"><text:span text:style-name="T6">Riak3</text:span></text:p>
        </draw:rect>
        <draw:rect draw:style-name="gr14" draw:text-style-name="P3" draw:layer="layout" svg:width="2.136cm" svg:height="1.046cm" svg:x="19.31cm" svg:y="5.073cm">
          <text:p text:style-name="P1"><text:span text:style-name="T2">CPU2</text:span></text:p>
        </draw:rect>
        <draw:rect draw:style-name="gr15" draw:text-style-name="P3" draw:layer="layout" svg:width="2.134cm" svg:height="1.041cm" svg:x="19.31cm" svg:y="6.281cm">
          <text:p text:style-name="P1"><text:span text:style-name="T2">Disk2</text:span></text:p>
        </draw:rect>
        <draw:rect draw:style-name="gr14" draw:text-style-name="P3" draw:layer="layout" svg:width="2.136cm" svg:height="1.046cm" svg:x="26.81cm" svg:y="5.074cm">
          <text:p text:style-name="P1"><text:span text:style-name="T2">CPU3</text:span></text:p>
        </draw:rect>
        <draw:rect draw:style-name="gr15" draw:text-style-name="P3" draw:layer="layout" svg:width="2.134cm" svg:height="1.041cm" svg:x="26.81cm" svg:y="6.282cm">
          <text:p text:style-name="P1"><text:span text:style-name="T2">Disk3</text:span></text:p>
        </draw:rect>
        <draw:g>
          <draw:ellipse draw:style-name="gr21" draw:text-style-name="P1" draw:layer="layout" svg:width="2.412cm" svg:height="1.287cm" draw:transform="skewX (0.0853466004225066) translate (20.178cm 15.443cm)">
            <text:p/>
          </draw:ellipse>
          <draw:ellipse draw:style-name="gr21" draw:text-style-name="P1" draw:layer="layout" svg:width="1.621cm" svg:height="1.603cm" draw:transform="skewX (0.0858701991981048) translate (18.861cm 14.402cm)">
            <text:p/>
          </draw:ellipse>
          <draw:ellipse draw:style-name="gr21" draw:text-style-name="P1" draw:layer="layout" svg:width="1.254cm" svg:height="1.238cm" draw:transform="skewX (0.0853466004225066) translate (17.84cm 14.57cm)">
            <text:p/>
          </draw:ellipse>
          <draw:ellipse draw:style-name="gr21" draw:text-style-name="P1" draw:layer="layout" svg:width="1.69cm" svg:height="1.492cm" draw:transform="skewX (0.085521133347706) translate (19.344cm 16.183cm)">
            <text:p/>
          </draw:ellipse>
          <draw:ellipse draw:style-name="gr21" draw:text-style-name="P1" draw:layer="layout" svg:width="1.199cm" svg:height="1.062cm" draw:transform="skewX (0.0844739357965096) translate (17.063cm 16.221cm)">
            <text:p/>
          </draw:ellipse>
          <draw:ellipse draw:style-name="gr21" draw:text-style-name="P1" draw:layer="layout" svg:width="1.362cm" svg:height="1.198cm" draw:transform="skewX (0.0849975345721078) rotate (3.1401963901876) translate (19.276cm 17.655cm)">
            <text:p/>
          </draw:ellipse>
          <draw:ellipse draw:style-name="gr21" draw:text-style-name="P1" draw:layer="layout" svg:width="1.489cm" svg:height="1.174cm" draw:transform="skewX (0.178721715404186) rotate (2.87438274510892) translate (21.391cm 15.57cm)">
            <text:p/>
          </draw:ellipse>
          <draw:ellipse draw:style-name="gr21" draw:text-style-name="P1" draw:layer="layout" svg:width="1.37cm" svg:height="0.888cm" draw:transform="skewX (0.0865683308989024) translate (17.01cm 15.608cm)">
            <text:p/>
          </draw:ellipse>
          <draw:ellipse draw:style-name="gr21" draw:text-style-name="P1" draw:layer="layout" svg:width="1.049cm" svg:height="0.895cm" draw:transform="skewX (0.084648468721709) translate (17.133cm 14.897cm)">
            <text:p/>
          </draw:ellipse>
          <draw:ellipse draw:style-name="gr21" draw:text-style-name="P1" draw:layer="layout" svg:width="2.69cm" svg:height="1.493cm" draw:transform="skewX (0.085521133347706) translate (18.168cm 15.489cm)">
            <text:p/>
          </draw:ellipse>
          <draw:ellipse draw:style-name="gr21" draw:text-style-name="P1" draw:layer="layout" svg:width="1.38cm" svg:height="1.054cm" draw:transform="skewX (0.0851720674973072) translate (20.777cm 16.465cm)">
            <text:p/>
          </draw:ellipse>
          <draw:ellipse draw:style-name="gr21" draw:text-style-name="P1" draw:layer="layout" svg:width="0.92cm" svg:height="0.66cm" draw:transform="skewX (0.084648468721709) translate (17.982cm 16.064cm)">
            <text:p/>
          </draw:ellipse>
          <draw:ellipse draw:style-name="gr21" draw:text-style-name="P1" draw:layer="layout" svg:width="2.689cm" svg:height="1.493cm" draw:transform="skewX (0.0848230016469084) translate (19.076cm 15.077cm)">
            <text:p/>
          </draw:ellipse>
          <draw:ellipse draw:style-name="gr21" draw:text-style-name="P1" draw:layer="layout" svg:width="1.192cm" svg:height="1.055cm" draw:transform="skewX (0.0851720674973072) translate (21.318cm 14.81cm)">
            <text:p/>
          </draw:ellipse>
          <draw:ellipse draw:style-name="gr21" draw:text-style-name="P1" draw:layer="layout" svg:width="1.37cm" svg:height="0.887cm" draw:transform="skewX (0.085521133347706) translate (17.501cm 15.57cm)">
            <text:p/>
          </draw:ellipse>
        </draw:g>
        <draw:frame draw:style-name="gr22" draw:text-style-name="P9" draw:layer="layout" svg:width="4.126cm" svg:height="1.352cm" svg:x="17.51cm" svg:y="15.239cm">
          <draw:text-box>
            <text:p><text:span text:style-name="T7">Internet</text:span></text:p>
          </draw:text-box>
        </draw:frame>
        <draw:custom-shape draw:style-name="gr23" draw:text-style-name="P10" draw:layer="layout" svg:width="5.08cm" svg:height="3.048cm" svg:x="0.254cm" svg:y="14.062cm">
          <text:p text:style-name="P1"><text:span text:style-name="T8">DepDB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582cm" fo:page-height="18.7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688cm" svg:x="1cm" svg:y="3.076cm"/>
      <draw:page-thumbnail draw:layer="backgroundobjects" svg:width="9.294cm" svg:height="5.688cm" svg:x="1cm" svg:y="11.124cm"/>
      <draw:page-thumbnail draw:layer="backgroundobjects" svg:width="9.294cm" svg:height="5.688cm" svg:x="1cm" svg:y="19.172cm"/>
      <draw:page-thumbnail draw:layer="backgroundobjects" svg:width="9.294cm" svg:height="5.688cm" svg:x="11.295cm" svg:y="3.076cm"/>
      <draw:page-thumbnail draw:layer="backgroundobjects" svg:width="9.294cm" svg:height="5.688cm" svg:x="11.295cm" svg:y="11.124cm"/>
      <draw:page-thumbnail draw:layer="backgroundobjects" svg:width="9.294cm" svg:height="5.688cm" svg:x="11.295cm" svg:y="19.17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3.85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3T15:05:51</meta:creation-date>
    <dc:date>2015-06-10T12:06:40</dc:date>
    <meta:editing-duration>PT4H24M34S</meta:editing-duration>
    <meta:editing-cycles>73</meta:editing-cycles>
    <meta:generator>OpenOffice/4.0.1$Unix OpenOffice.org_project/401m5$Build-9714</meta:generator>
    <dc:creator>Ennan Zhai</dc:creator>
    <meta:document-statistic meta:object-count="84"/>
  </office:meta>
</office:document-meta>
</file>